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00a8b1" officeooo:paragraph-rsid="0000a8b1"/>
    </style:style>
    <style:style style:name="P2" style:family="paragraph" style:parent-style-name="Standard">
      <style:text-properties fo:color="#c9211e" loext:opacity="100%" style:text-line-through-style="solid" style:text-line-through-type="single" officeooo:rsid="00017787" officeooo:paragraph-rsid="00017787"/>
    </style:style>
    <style:style style:name="P3" style:family="paragraph" style:parent-style-name="Standard">
      <style:text-properties fo:color="#c9211e" loext:opacity="100%" style:text-line-through-style="solid" style:text-line-through-type="single" officeooo:rsid="0000a8b1" officeooo:paragraph-rsid="0000a8b1"/>
    </style:style>
    <style:style style:name="P4" style:family="paragraph" style:parent-style-name="Standard">
      <style:text-properties fo:color="#c9211e" loext:opacity="100%" style:text-line-through-style="solid" style:text-line-through-type="single" officeooo:rsid="0000a8b1" officeooo:paragraph-rsid="0004ba74"/>
    </style:style>
    <style:style style:name="P5" style:family="paragraph" style:parent-style-name="Standard">
      <style:text-properties fo:color="#c9211e" loext:opacity="100%" style:text-line-through-style="solid" style:text-line-through-type="single" officeooo:rsid="0004ba74" officeooo:paragraph-rsid="0004ba74"/>
    </style:style>
    <style:style style:name="P6" style:family="paragraph" style:parent-style-name="Standard">
      <style:text-properties fo:color="#c9211e" loext:opacity="100%" style:text-line-through-style="none" style:text-line-through-type="none" officeooo:rsid="0000a8b1" officeooo:paragraph-rsid="0000a8b1"/>
    </style:style>
    <style:style style:name="P7" style:family="paragraph" style:parent-style-name="Standard">
      <style:text-properties fo:color="#000000" loext:opacity="100%" style:text-line-through-style="solid" style:text-line-through-type="single" officeooo:rsid="0004ba74" officeooo:paragraph-rsid="0004ba74"/>
    </style:style>
    <style:style style:name="P8" style:family="paragraph" style:parent-style-name="Standard">
      <style:text-properties fo:color="#000000" loext:opacity="100%" style:text-line-through-style="solid" style:text-line-through-type="single" officeooo:rsid="0000a8b1" officeooo:paragraph-rsid="0000a8b1"/>
    </style:style>
    <style:style style:name="P9" style:family="paragraph" style:parent-style-name="Standard">
      <style:text-properties fo:color="#000000" loext:opacity="100%" style:text-line-through-style="solid" style:text-line-through-type="single" officeooo:rsid="00096916" officeooo:paragraph-rsid="00096916"/>
    </style:style>
    <style:style style:name="P10" style:family="paragraph" style:parent-style-name="Standard">
      <style:text-properties fo:color="#000000" loext:opacity="100%" style:text-line-through-style="solid" style:text-line-through-type="single" officeooo:rsid="0000dcb1" officeooo:paragraph-rsid="0000dcb1"/>
    </style:style>
    <style:style style:name="P11" style:family="paragraph" style:parent-style-name="Standard">
      <style:text-properties fo:color="#000000" loext:opacity="100%" style:text-line-through-style="solid" style:text-line-through-type="single" officeooo:rsid="001367da" officeooo:paragraph-rsid="001367da"/>
    </style:style>
    <style:style style:name="P12" style:family="paragraph" style:parent-style-name="Standard">
      <style:text-properties fo:color="#000000" loext:opacity="100%" style:text-line-through-style="solid" style:text-line-through-type="single" officeooo:rsid="001a5927" officeooo:paragraph-rsid="001a5927"/>
    </style:style>
    <style:style style:name="P13" style:family="paragraph" style:parent-style-name="Standard">
      <style:text-properties fo:color="#000000" loext:opacity="100%" style:text-line-through-style="solid" style:text-line-through-type="single" officeooo:rsid="0022bafd" officeooo:paragraph-rsid="0022bafd"/>
    </style:style>
    <style:style style:name="P14" style:family="paragraph" style:parent-style-name="Standard">
      <style:text-properties fo:color="#000000" loext:opacity="100%" style:text-line-through-style="solid" style:text-line-through-type="single" officeooo:rsid="002047ce" officeooo:paragraph-rsid="002047ce"/>
    </style:style>
    <style:style style:name="P15" style:family="paragraph" style:parent-style-name="Standard">
      <style:text-properties fo:color="#000000" loext:opacity="100%" style:text-line-through-style="none" style:text-line-through-type="none" officeooo:rsid="000f8937" officeooo:paragraph-rsid="000f8937"/>
    </style:style>
    <style:style style:name="P16" style:family="paragraph" style:parent-style-name="Standard">
      <style:text-properties fo:color="#000000" loext:opacity="100%" style:text-line-through-style="none" style:text-line-through-type="none" officeooo:rsid="00245d2c" officeooo:paragraph-rsid="00245d2c"/>
    </style:style>
    <style:style style:name="P17" style:family="paragraph" style:parent-style-name="Standard">
      <style:text-properties style:text-line-through-style="solid" style:text-line-through-type="single" officeooo:rsid="0000a8b1" officeooo:paragraph-rsid="0000a8b1"/>
    </style:style>
    <style:style style:name="P18" style:family="paragraph" style:parent-style-name="Standard">
      <style:text-properties style:text-line-through-style="solid" style:text-line-through-type="single" officeooo:rsid="0000a8b1" officeooo:paragraph-rsid="0004ba74"/>
    </style:style>
    <style:style style:name="T1" style:family="text">
      <style:text-properties officeooo:rsid="0003247a"/>
    </style:style>
    <style:style style:name="T2" style:family="text">
      <style:text-properties officeooo:rsid="00077429"/>
    </style:style>
    <style:style style:name="T3" style:family="text">
      <style:text-properties officeooo:rsid="000a02f5"/>
    </style:style>
    <style:style style:name="T4" style:family="text">
      <style:text-properties officeooo:rsid="0004ba74"/>
    </style:style>
    <style:style style:name="T5" style:family="text">
      <style:text-properties officeooo:rsid="001e4ee7"/>
    </style:style>
    <style:style style:name="T6" style:family="text">
      <style:text-properties officeooo:rsid="001ee7e5"/>
    </style:style>
    <style:style style:name="T7" style:family="text">
      <style:text-properties officeooo:rsid="00208d81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0a2afd" style:font-size-asian="11pt" style:font-size-complex="11pt"/>
    </style:style>
    <style:style style:name="T10" style:family="text">
      <style:text-properties style:text-line-through-style="solid" style:text-line-through-type="single" fo:font-size="11pt" style:font-size-asian="11pt" style:font-size-complex="11pt"/>
    </style:style>
    <style:style style:name="T11" style:family="text">
      <style:text-properties style:text-line-through-style="solid" style:text-line-through-type="single" fo:font-size="11pt" officeooo:rsid="000a2afd" style:font-size-asian="11pt" style:font-size-complex="11pt"/>
    </style:style>
    <style:style style:name="T12" style:family="text">
      <style:text-properties officeooo:rsid="002e9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0) <text:tab/>Cyber: Kill-Chain <text:span text:style-name="T2">&amp; PDCA</text:span></text:p>
      <text:p text:style-name="P17">1) <text:tab/>Heavens Tabelle</text:p>
      <text:p text:style-name="P18">2) <text:tab/>Algebra Tabelle (Gruppe, Ring …),</text:p>
      <text:p text:style-name="P4"><text:span text:style-name="T4">2.1) <text:tab/></text:span><text:span text:style-name="T1">Modulare Arithmetik</text:span></text:p>
      <text:p text:style-name="P1">3) <text:tab/>Deffie Hellman Determinante</text:p>
      <text:p text:style-name="P1">4) <text:tab/>Aes MixColumns</text:p>
      <text:p text:style-name="P17">5) <text:tab/>Blockmodes</text:p>
      <text:p text:style-name="P3">6) <text:tab/>RSA</text:p>
      <text:p text:style-name="P3">7) <text:tab/>DHKE Man-In-The-Middle</text:p>
      <text:p text:style-name="P3">8) <text:tab/>Hashfunktionen: schwache/starke Kollision beweisen</text:p>
      <text:p text:style-name="P6">9) <text:tab/>MAC <text:span text:style-name="T12">(313 / 472)</text:span></text:p>
      <text:p text:style-name="P8">10) <text:tab/>DSA</text:p>
      <text:p text:style-name="P8">11)<text:tab/>ECDSA</text:p>
      <text:p text:style-name="P10">12) <text:tab/>Challenge Response Protocol</text:p>
      <text:p text:style-name="P10">14)<text:tab/>TLS</text:p>
      <text:p text:style-name="P10">15)<text:tab/>Hash-Konstruktionsarten</text:p>
      <text:p text:style-name="P12">16)<text:tab/><text:span text:style-name="T1">Signaturen </text:span><text:span text:style-name="T5">(321</text:span><text:span text:style-name="T6">+</text:span><text:span text:style-name="T5"> / 472)</text:span></text:p>
      <text:p text:style-name="P10">17)<text:tab/>Common Vulnerabilities and Exposures / Common Vulnerability Scoring System</text:p>
      <text:p text:style-name="P5">19)<text:tab/>Mutual-Challenge Respon<text:span text:style-name="T7">s</text:span>e</text:p>
      <text:p text:style-name="P7">20) <text:tab/>Kerberos</text:p>
      <text:p text:style-name="P7">21)<text:tab/>Zertifikate</text:p>
      <text:p text:style-name="P7">22) <text:tab/>IpSec</text:p>
      <text:p text:style-name="P7">23)<text:tab/>MacSec</text:p>
      <text:p text:style-name="P9">24)<text:tab/><text:span text:style-name="T3">Folie </text:span>224 / 472</text:p>
      <text:p text:style-name="P15">25)<text:tab/>Letztes Kapitel</text:p>
      <text:p text:style-name="P11">26)<text:tab/>X-200</text:p>
      <text:p text:style-name="P14">27) <text:tab/>AUFBAU VON KEY DISTRIBUTION CENTERS (358/472)</text:p>
      <text:p text:style-name="P13">28)<text:tab/><text:span text:style-name="T9">Risikobehandlung</text:span></text:p>
      <text:p text:style-name="P16"><text:span text:style-name="T11">2</text:span><text:span text:style-name="T10">9)<text:tab/>VARIANTE DER ABSICHERUNG</text:span><text:span text:style-name="T8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16:31:52.450000000</meta:creation-date>
    <meta:generator>LibreOffice/7.5.4.2$Windows_X86_64 LibreOffice_project/36ccfdc35048b057fd9854c757a8b67ec53977b6</meta:generator>
    <dc:date>2023-07-29T19:12:34.875000000</dc:date>
    <meta:editing-duration>PT21H21M50S</meta:editing-duration>
    <meta:editing-cycles>37</meta:editing-cycles>
    <meta:document-statistic meta:table-count="0" meta:image-count="0" meta:object-count="0" meta:page-count="1" meta:paragraph-count="29" meta:word-count="102" meta:character-count="689" meta:non-whitespace-character-count="599"/>
  </office:meta>
</office:document-meta>
</file>